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7" draw:id="id7" draw:layer="layout" svg:width="7.786cm" svg:height="2cm" svg:x="5.514cm" svg:y="1.3cm">
          <draw:text-box>
            <text:p text:style-name="P1">FastJsonWeb框架示意图</text:p>
            <text:p text:style-name="P1"><text:s text:c="3"/>对外接口Interface</text:p>
          </draw:text-box>
        </draw:frame>
        <draw:custom-shape draw:style-name="gr2" draw:text-style-name="P2" xml:id="id8" draw:id="id8" draw:layer="layout" svg:width="6cm" svg:height="2.7cm" svg:x="2.4cm" svg:y="4.4cm">
          <text:p text:style-name="P1"><text:span text:style-name="T1">http</text:span><text:span text:style-name="T1">监听器（服务启动）</text:span></text:p>
          <text:p text:style-name="P1"><text:span text:style-name="T1">（第一部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6cm" svg:height="2.7cm" svg:x="11cm" svg:y="4.4cm">
          <text:p text:style-name="P1"><text:span text:style-name="T1">全局配置</text:span></text:p>
          <text:p text:style-name="P1"><text:span text:style-name="T1">（第二部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cm" svg:y1="7.1cm" svg:x2="8.9cm" svg:y2="9.9cm" draw:start-shape="id1" draw:start-glue-point="2" draw:end-shape="id2" draw:end-glue-point="0" svg:d="m14000 7100-5100 2800" svg:viewBox="0 0 5101 2801">
          <text:p/>
        </draw:connector>
        <draw:custom-shape draw:style-name="gr2" draw:text-style-name="P2" xml:id="id2" draw:id="id2" draw:layer="layout" svg:width="3.8cm" svg:height="2.1cm" svg:x="7cm" svg:y="9.9cm">
          <text:p text:style-name="P2"><text:span text:style-name="T1">路由</text:span></text:p>
          <text:p text:style-name="P2"><text:span text:style-name="T2">（必须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.2cm" svg:height="2.1cm" svg:x="1.7cm" svg:y="10cm">
          <text:p text:style-name="P2"><text:span text:style-name="T1">静态资源</text:span></text:p>
          <text:p text:style-name="P2"><text:span text:style-name="T2">（可选，有默认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cm" svg:height="2cm" svg:x="16cm" svg:y="10cm">
          <text:p text:style-name="P1"><text:span text:style-name="T1">渲染引擎</text:span></text:p>
          <text:p text:style-name="P1"><text:span text:style-name="T2">（可选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cm" svg:y1="7.1cm" svg:x2="18cm" svg:y2="10cm" draw:start-shape="id1" draw:start-glue-point="2" draw:end-shape="id3" draw:end-glue-point="0" svg:d="m14000 7100 4000 2900" svg:viewBox="0 0 4001 2901">
          <text:p/>
        </draw:connector>
        <draw:connector draw:style-name="gr3" draw:text-style-name="P1" draw:layer="layout" draw:type="line" svg:x1="14cm" svg:y1="7.1cm" svg:x2="3.8cm" svg:y2="10cm" draw:start-shape="id1" draw:start-glue-point="2" draw:end-shape="id4" draw:end-glue-point="0" svg:d="m14000 7100-10200 2900" svg:viewBox="0 0 10201 2901">
          <text:p/>
        </draw:connector>
        <draw:custom-shape draw:style-name="gr2" draw:text-style-name="P2" xml:id="id5" draw:id="id5" draw:layer="layout" svg:width="2.6cm" svg:height="1.3cm" svg:x="1.1cm" svg:y="14cm">
          <text:p text:style-name="P1"><text:span text:style-name="T1">页面模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2.6cm" svg:height="1.3cm" svg:x="4.2cm" svg:y="14cm">
          <text:p text:style-name="P1"><text:span text:style-name="T1">一般资源</text:span></text:p>
          <text:p text:style-name="P1"><text:span text:style-name="T2">css.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8cm" svg:y1="12.1cm" svg:x2="2.4cm" svg:y2="14cm" draw:start-shape="id4" draw:start-glue-point="2" draw:end-shape="id5" draw:end-glue-point="0" svg:d="m3800 12100-1400 1900" svg:viewBox="0 0 1401 1901">
          <text:p/>
        </draw:connector>
        <draw:connector draw:style-name="gr3" draw:text-style-name="P1" draw:layer="layout" draw:type="line" svg:x1="3.8cm" svg:y1="12.1cm" svg:x2="5.5cm" svg:y2="14cm" draw:start-shape="id4" draw:start-glue-point="2" draw:end-shape="id6" draw:end-glue-point="0" svg:d="m3800 12100 1700 1900" svg:viewBox="0 0 1701 1901">
          <text:p/>
        </draw:connector>
        <draw:connector draw:style-name="gr3" draw:text-style-name="P1" draw:layer="layout" draw:type="line" svg:x1="9.407cm" svg:y1="3.3cm" svg:x2="5.4cm" svg:y2="4.4cm" draw:start-shape="id7" draw:start-glue-point="2" draw:end-shape="id8" draw:end-glue-point="0" svg:d="m9407 3300-4007 1100" svg:viewBox="0 0 4008 1101">
          <text:p/>
        </draw:connector>
        <draw:connector draw:style-name="gr3" draw:text-style-name="P1" draw:layer="layout" draw:type="line" svg:x1="9.407cm" svg:y1="3.3cm" svg:x2="14cm" svg:y2="4.4cm" draw:start-shape="id7" draw:start-glue-point="2" draw:end-shape="id1" draw:end-glue-point="0" svg:d="m9407 3300 4593 1100" svg:viewBox="0 0 4594 1101">
          <text:p/>
        </draw:connector>
        <draw:custom-shape draw:style-name="gr2" draw:text-style-name="P2" xml:id="id9" draw:id="id9" draw:layer="layout" svg:width="3.7cm" svg:height="2cm" svg:x="11.434cm" svg:y="9.934cm">
          <text:p text:style-name="P1"><text:span text:style-name="T1">请求拦截过滤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cm" svg:y1="7.1cm" svg:x2="13.284cm" svg:y2="9.934cm" draw:start-shape="id1" draw:start-glue-point="2" draw:end-shape="id9" draw:end-glue-point="0" svg:d="m14000 7100-716 2834" svg:viewBox="0 0 717 2835">
          <text:p/>
        </draw:connector>
        <draw:custom-shape draw:style-name="gr2" draw:text-style-name="P2" xml:id="id10" draw:id="id10" draw:layer="layout" svg:width="2.5cm" svg:height="1.3cm" svg:x="7.4cm" svg:y="14cm">
          <text:p text:style-name="P1"><text:span text:style-name="T1">正常业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1" draw:id="id11" draw:layer="layout" svg:width="2.5cm" svg:height="1.3cm" svg:x="10.4cm" svg:y="14cm">
          <text:p text:style-name="P1">错误</text:p>
          <text:p text:style-name="P1"><text:span text:style-name="T2">(404,50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9cm" svg:y1="12cm" svg:x2="8.65cm" svg:y2="14cm" draw:start-shape="id2" draw:start-glue-point="2" draw:end-shape="id10" draw:end-glue-point="0" svg:d="m8900 12000-250 2000" svg:viewBox="0 0 251 2001">
          <text:p/>
        </draw:connector>
        <draw:connector draw:style-name="gr3" draw:text-style-name="P1" draw:layer="layout" draw:type="line" svg:x1="8.9cm" svg:y1="12cm" svg:x2="11.65cm" svg:y2="14cm" draw:start-shape="id2" draw:start-glue-point="2" draw:end-shape="id11" draw:end-glue-point="0" svg:d="m8900 12000 2750 2000" svg:viewBox="0 0 275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c </meta:initial-creator>
    <meta:creation-date>2013-12-19T00:01:56</meta:creation-date>
    <dc:date>2013-12-19T23:14:04</dc:date>
    <dc:creator>ec </dc:creator>
    <meta:editing-duration>PT6M38S</meta:editing-duration>
    <meta:editing-cycles>3</meta:editing-cycles>
    <meta:generator>LibreOffice/3.5$Linux_X86_64 LibreOffice_project/350m1$Build-2</meta:generator>
    <meta:document-statistic meta:object-count="21"/>
  </office:meta>
</office:document-meta>
</file>